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200pt" style:font-size-asian="200pt" style:font-size-complex="20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es villes et des lieux</text:p>
      <text:p text:style-name="P1"/>
      <text:p text:style-name="P2">Fauxbourg Euvi : Ce petit village crée que très recemment est promis a un bel avenir.</text:p>
      <text:p text:style-name="P2">Euville : Cette petite ville est le centre de l'île Euvi et habrite la seule arène de celle-ci. </text:p>
      <text:p text:style-name="P2">Forêt Euvi : Cette forêt couverte et pleine d'insectes est très prisée des entomaniacs et des chercheurs de trésors.</text:p>
      <text:p text:style-name="P2">Pont Euvimys : Ce pont construit très recemment permet d'enfin relier l'île Euvi et Regimys</text:p>
      <text:p text:style-name="P2">Croixi : Cette ville est le croisement au croisement d'un grand carrefour, très connue des commerçants.</text:p>
      <text:p text:style-name="P2">Solar : Cette ville estivale habrite un micro-climat qui lui permet d'être au chaud toute l'année.</text:p>
      <text:p text:style-name="P2">Atlancia : Cette ville portuaire permet de relier Regimys au reste du monde. Les commerçants viennent des quatres coins du monde pour commercer avec la Regi S.A.R.L</text:p>
      <text:p text:style-name="P2">Grotte Electrac : Cette grotte chargée d'electricité est très prisée des scientifiques et des pokémon Electrique. Certains pensent qu'elle est reliée a la grotte Electrolite de la region d'Unys.</text:p>
      <text:p text:style-name="P2">Minéralia : Cette ville au centre de Regimys permet, grace a se mine, d'alimenter l'activité commerciale de Regimys, notamment la Regi S.A.R.L.</text:p>
      <text:p text:style-name="P2">Mont River : Ce mont est le mont le plus grand de Regimys. Toutes les rivières de la region partent de celui-ci.</text:p>
      <text:p text:style-name="P2">Astra : Ce petit village en haut du mont River est une ville tournée vers les étoiles. Ses habitant habitent ce village depuis 10 génération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CEE LESAGE</meta:initial-creator>
    <meta:creation-date>2016-11-08T13:02:19.55</meta:creation-date>
    <meta:document-statistic meta:table-count="0" meta:image-count="0" meta:object-count="0" meta:page-count="1" meta:paragraph-count="12" meta:word-count="231" meta:character-count="1379"/>
    <dc:date>2016-11-08T13:32:55.19</dc:date>
    <dc:creator>LYCEE LESAGE</dc:creator>
    <meta:editing-duration>PT14M45S</meta:editing-duration>
    <meta:editing-cycles>1</meta:editing-cycles>
    <meta:generator>OpenOffice/4.1.1$Win32 OpenOffice.org_project/411m6$Build-9775</meta:generator>
  </office:meta>
</office:document-meta>
</file>